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MergingTests.mer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Merg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MergingTests.mergeList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MergingTests.mergeSetWithInnerBeanAsSe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MergingTests.mergeSetWithInnerBeanAsSetElementIn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MergingTests.mergeSet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MergingTests.mergeMap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MergingTests.merg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MergingTests.mergeMapWithInnerBeanAsMapEntryValueIn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MergingTests.mergeListWithInnerBeanAsListElementIn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MergingTests.mergeProperties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MergingTests.mergeListWithInnerBeanAsLis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MergingTests.merg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MergingTests.mergeMapWithInnerBeanAsMapEntry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MergingTests.merg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